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Roboto" svg:font-family="Roboto, apple-system, BlinkMacSystemFont, 'Apple Color Emoji', 'Segoe UI', Oxygen, Ubuntu, Cantarell, 'Fira Sans', 'Droid Sans', 'Helvetica Neue'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ca4c7"/>
    </style:style>
    <style:style style:name="T1" style:family="text">
      <style:text-properties fo:font-variant="normal" fo:text-transform="none" fo:color="#ffffff" loext:opacity="100%" style:font-name="Roboto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cer un formulario web que tenga el formato de una tarjeta de valoración de un personaje, en este caso, jugadores de fútbol.<text:line-break/><text:line-break/>Los campos del formulario son: imagen, país, equipo, nombre del jugador, y habilidades.<text:line-break/><text:line-break/>Debéis meter un botón de guardar que lance un evento de javascript que valide el formulario. Si es válido, se guardará el nuevo elemento en un fichero json llamado: players.json. <text:line-break/><text:line-break/>La lista de jugadores insertados estará debajo del formulario para añadir nuevos items. Esta lista tiene como título: Mis Jugadores.<text:line-break/><text:line-break/>Se valorará la estructura que uséis en el código html, cómo implementeis el estilo y la carga de datos.<text:line-break/><text:line-break/>Importante: cuando se guarde un nuevo jugador, los campos del formulario deben resetearse.<text:line-break/>El valor de CM es el valor medio de todas las habilidades. </text:p>
      <text:p text:style-name="P1"/>
      <text:p text:style-name="P1">1. input de tipo color para cambiarle el color al fondo de la tarjeta. Este valor se guardará como styles dentro del objeto jugador en el fichero players.json.</text:p>
      <text:p text:style-name="P1"/>
      <text:p text:style-name="P1">2. Input de tipo fecha para establecer el perido de estancia en el equipo.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Roboto" svg:font-family="Roboto, apple-system, BlinkMacSystemFont, 'Apple Color Emoji', 'Segoe UI', Oxygen, Ubuntu, Cantarell, 'Fira Sans', 'Droid Sans', 'Helvetica Neue'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1-15T12:49:31.634000000</dc:date>
    <meta:editing-duration>PT4M45S</meta:editing-duration>
    <meta:editing-cycles>1</meta:editing-cycles>
    <meta:document-statistic meta:table-count="0" meta:image-count="0" meta:object-count="0" meta:page-count="1" meta:paragraph-count="3" meta:word-count="171" meta:character-count="1019" meta:non-whitespace-character-count="844"/>
    <meta:generator>LibreOffice/7.2.2.2$Windows_X86_64 LibreOffice_project/02b2acce88a210515b4a5bb2e46cbfb63fe97d56</meta:generator>
  </office:meta>
</office:document-meta>
</file>